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fo:font-size="10pt" style:font-size-asian="10pt" style:font-size-complex="10pt"/>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list-style-name="L1">
      <style:text-properties fo:font-size="12pt" fo:font-weight="normal" style:font-size-asian="12pt" style:font-weight-asian="normal" style:font-size-complex="12pt" style:font-weight-complex="normal"/>
    </style:style>
    <style:style style:name="P9" style:family="paragraph" style:parent-style-name="Standard" style:list-style-name="L2">
      <style:text-properties fo:font-size="12pt" fo:font-weight="normal" style:font-size-asian="12pt" style:font-weight-asian="normal" style:font-size-complex="12pt" style:font-weight-complex="normal"/>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d's Single SignOn</text:p>
      <text:p text:style-name="Standard"/>
      <text:p text:style-name="P1">Index:</text:p>
      <text:p text:style-name="Standard"><text:s text:c="3"/>Objective</text:p>
      <text:p text:style-name="Standard"><text:s text:c="3"/>Description</text:p>
      <text:p text:style-name="Standard"><text:s text:c="3"/>Overall Architecture</text:p>
      <text:p text:style-name="Standard"><text:s text:c="3"/>Use Cases</text:p>
      <text:p text:style-name="Standard"><text:s text:c="3"/>Data Structures</text:p>
      <text:p text:style-name="Standard"><text:s text:c="3"/>Ticket Responsibilities</text:p>
      <text:p text:style-name="Standard"><text:s text:c="3"/>Recommended Technologies</text:p>
      <text:p text:style-name="Standard"/>
      <text:p text:style-name="Standard"><text:span text:style-name="T1">Objective:</text:span> </text:p>
      <text:p text:style-name="Standard">A lightweight, single signon authentication system with minimum dependencies,</text:p>
      <text:p text:style-name="Standard">that is fast, with concurrency in mind. </text:p>
      <text:p text:style-name="Standard"/>
      <text:p text:style-name="P1">Overall Description:</text:p>
      <text:p text:style-name="Standard">Five major components:</text:p>
      <text:p text:style-name="Standard"><text:s text:c="3"/>UserSessionTicket (UST) – contains all info about a user and user login</text:p>
      <text:p text:style-name="Standard"><text:s text:c="3"/>RequestTicket (RT) – changes on every request, short life.</text:p>
      <text:p text:style-name="Standard"><text:s text:c="3"/>LoginTicket (LT) – stored within UST, keeps login info</text:p>
      <text:p text:style-name="Standard"><text:s text:c="3"/>UserId – Used to prevent multiple sessions for same user to be login.</text:p>
      <text:p text:style-name="Standard"><text:s text:c="3"/>TokenPayload – Encapulates UST, RT, and UserId into single object to be passed to</text:p>
      <text:p text:style-name="Standard"><text:s text:c="6"/>other services by Java Web Token (JWT) if necessary. </text:p>
      <text:p text:style-name="Standard"/>
      <text:p text:style-name="Standard"><text:s text:c="4"/>// Note: we may want to allow multiple sessions for same user??</text:p>
      <text:p text:style-name="Standard"><text:s text:c="3"/>// <text:s text:c="11"/>allow multiple urls for same user</text:p>
      <text:p text:style-name="P6"/>
      <text:p text:style-name="P6">When a loginTicket expires or is no longer valid, the sso filter is required to detect that.</text:p>
      <text:p text:style-name="P6">Several alternatives I can think of:</text:p>
      <text:list xml:id="list2426500686286737407" text:style-name="L1">
        <text:list-item>
          <text:p text:style-name="P8">Client sso filter makes http call to sso server every request</text:p>
        </text:list-item>
        <text:list-item>
          <text:p text:style-name="P8">Design a client callback where servers notifies all clients</text:p>
        </text:list-item>
        <text:list-item>
          <text:p text:style-name="P8">Design a <text:s/>publish / subscribe model to be notified.</text:p>
        </text:list-item>
      </text:list>
      <text:p text:style-name="P6">The design really needs to be stateless, callbacks might become an issue with clustering.</text:p>
      <text:p text:style-name="P6">What is the tolerance level when a ticket expires or no longer valid can a session still be valid?</text:p>
      <text:p text:style-name="P2"/>
      <text:p text:style-name="P2">Overall Architecture:</text:p>
      <text:p text:style-name="P6">3 Major Components:</text:p>
      <text:list xml:id="list5336087200506680715" text:style-name="L2">
        <text:list-item>
          <text:p text:style-name="P9">Client – Call SSO Server per request to verify authentication / login</text:p>
        </text:list-item>
      </text:list>
      <text:p text:style-name="P6"><text:tab/>Need to determine secure/insecure pages.</text:p>
      <text:list xml:id="list38618090" text:continue-numbering="true" text:style-name="L2">
        <text:list-item>
          <text:p text:style-name="P9">SSO Server – Ticket Management</text:p>
        </text:list-item>
        <text:list-item>
          <text:p text:style-name="P9">Login Page / Authentication</text:p>
        </text:list-item>
      </text:list>
      <text:p text:style-name="P6"/>
      <text:p text:style-name="P6">What if sso server is not a deployable but a shared code module to be included in client applications?</text:p>
      <text:p text:style-name="P6">The problem with that is changes to the sso server code base requires changes to all clients. Not a good option. Sso server needs to be its own deployable and clustered to allow fast changes ( security fixes ) without down time to the client applications.</text:p>
      <text:p text:style-name="P2"/>
      <text:p text:style-name="P6"/>
      <text:p text:style-name="P6"><text:soft-page-break/>Is it possible to have a rules engine injected at time of login or application start up? </text:p>
      <text:p text:style-name="P6">Therefore when a user logins the current security rules id is injected into the UST and client application</text:p>
      <text:p text:style-name="P6">can apply those rules without hitting the sso server on every request, only at time of login. Or the client filter can apply the security rules per request which was injected at time of start up without hitting the sso server. </text:p>
      <text:p text:style-name="P2"/>
      <text:p text:style-name="P6">I am going to defer the rule engine solution to a later time. It would be interesting to see if possible.</text:p>
      <text:p text:style-name="P2"/>
      <text:p text:style-name="P6">Each component can be built tested independently and what ever technology stack preferred.</text:p>
      <text:p text:style-name="P6">SSO server is critical to support concurrency and perform well. so I recommend something like Redis in memory clusterable cache and GO for language of choice to process ticket management. </text:p>
      <text:p text:style-name="P2"/>
      <text:p text:style-name="P6">How do we get the RT passed to every request? Do we need to set session cookie? </text:p>
      <text:p text:style-name="P6">Does the client filter handle this?</text:p>
      <text:p text:style-name="P2"/>
      <text:p text:style-name="P2">User Cases:</text:p>
      <text:p text:style-name="P3">Happy Path Flow Sequence:</text:p>
      <text:p text:style-name="Standard">User navigates to secure web site with request parameters without request ticket (RT).</text:p>
      <text:p text:style-name="Standard">SSO filter receives http request, detects no RT</text:p>
      <text:p text:style-name="Standard">Redirect to sso setting service to originl url and all request parameters</text:p>
      <text:p text:style-name="Standard">UserSessionTicket (UST) is created without loginTicket ( LT)</text:p>
      <text:p text:style-name="Standard">RequestTicket is created</text:p>
      <text:p text:style-name="Standard">Stop filter chain</text:p>
      <text:p text:style-name="Standard">Navigate user to login page with RT</text:p>
      <text:p text:style-name="Standard">Invalidate RT assign new RT</text:p>
      <text:p text:style-name="Standard">User logins successfully</text:p>
      <text:p text:style-name="Standard"><text:s text:c="4"/>// Put principle in session --- prefer not too, since principal is available in cache.</text:p>
      <text:p text:style-name="Standard"><text:s text:c="4"/>// Spring security may require attributes to be stored in principal on the session??</text:p>
      <text:p text:style-name="Standard">Invalidate RT assign new RT</text:p>
      <text:p text:style-name="Standard">External Redirect user back to original url with request parameters</text:p>
      <text:p text:style-name="Standard"/>
      <text:p text:style-name="P3">User already log in:</text:p>
      <text:p text:style-name="Standard">SSO filter receives http request, detects RT</text:p>
      <text:p text:style-name="Standard">validates RT</text:p>
      <text:p text:style-name="Standard">athenticates UST</text:p>
      <text:p text:style-name="Standard">Invalidate RT assign new RT</text:p>
      <text:p text:style-name="Standard">continues on with filter chain</text:p>
      <text:p text:style-name="Standard"/>
      <text:p text:style-name="P1"><text:span text:style-name="T2">RT invalid </text:span><text:s/></text:p>
      <text:p text:style-name="Standard">force logout</text:p>
      <text:p text:style-name="Standard">redirect to login page</text:p>
      <text:p text:style-name="Standard">log security event</text:p>
      <text:p text:style-name="Standard"/>
      <text:p text:style-name="P4"><text:span text:style-name="T1">UST invalid</text:span> </text:p>
      <text:p text:style-name="Standard">force logout</text:p>
      <text:p text:style-name="Standard">redirect to login page</text:p>
      <text:p text:style-name="Standard">log security event</text:p>
      <text:p text:style-name="Standard"/>
      <text:p text:style-name="P4"><text:soft-page-break/>U<text:span text:style-name="T1">ser already login with different session</text:span></text:p>
      <text:p text:style-name="Standard">force logout</text:p>
      <text:p text:style-name="Standard">redirect to login page</text:p>
      <text:p text:style-name="Standard">log security event</text:p>
      <text:p text:style-name="Standard"/>
      <text:p text:style-name="P3">Logout</text:p>
      <text:p text:style-name="Standard">force logout</text:p>
      <text:p text:style-name="Standard">go to logout page</text:p>
      <text:p text:style-name="Standard"/>
      <text:p text:style-name="P1">Force user logout after x hours</text:p>
      <text:p text:style-name="Standard">force logout</text:p>
      <text:p text:style-name="P5">redirect to login page</text:p>
      <text:p text:style-name="Standard">log security event</text:p>
      <text:p text:style-name="Standard"/>
      <text:p text:style-name="P1">User has multiple tabs same url</text:p>
      <text:p text:style-name="Standard">force logout</text:p>
      <text:p text:style-name="Standard">redirect to login page</text:p>
      <text:p text:style-name="Standard">log security event</text:p>
      <text:p text:style-name="Standard"/>
      <text:p text:style-name="P1">User has multiple tabs different applications/urls</text:p>
      <text:p text:style-name="Standard">create RT ticket for userId, URL</text:p>
      <text:p text:style-name="Standard">redirect back to client application with RT.</text:p>
      <text:p text:style-name="Standard"/>
      <text:p text:style-name="Standard">// <text:span text:style-name="T1">JSON</text:span> <text:span text:style-name="T1">Data Structures</text:span></text:p>
      <text:p text:style-name="Standard"/>
      <text:p text:style-name="P1">Token Payload:</text:p>
      <text:p text:style-name="Standard">RT - current</text:p>
      <text:p text:style-name="Standard">UST</text:p>
      <text:p text:style-name="Standard">UserId</text:p>
      <text:p text:style-name="Standard"/>
      <text:p text:style-name="Standard">// immuatable, insert every time, no updates</text:p>
      <text:p text:style-name="Standard">RequestTicket {</text:p>
      <text:p text:style-name="Standard"><text:s text:c="4"/>requestTicketId</text:p>
      <text:p text:style-name="Standard"><text:s text:c="4"/>httpSessionId</text:p>
      <text:p text:style-name="Standard"><text:s text:c="4"/>entryTime</text:p>
      <text:p text:style-name="Standard"><text:s text:c="4"/>expiredTime</text:p>
      <text:p text:style-name="Standard">}</text:p>
      <text:p text:style-name="Standard"/>
      <text:p text:style-name="Standard">UserSessionTicket {</text:p>
      <text:p text:style-name="Standard"><text:s text:c="5"/>httpSessionId</text:p>
      <text:p text:style-name="Standard"><text:s text:c="5"/>ipAddress</text:p>
      <text:p text:style-name="Standard"><text:s text:c="5"/>originalServiceUrl with request params</text:p>
      <text:p text:style-name="Standard"><text:s text:c="5"/>entryDate</text:p>
      <text:p text:style-name="Standard"><text:s text:c="5"/>LoginTicket {</text:p>
      <text:p text:style-name="Standard"><text:tab/>loginTime</text:p>
      <text:p text:style-name="Standard"><text:s text:c="12"/>expirationTime</text:p>
      <text:p text:style-name="Standard"><text:s text:c="12"/>failedAttempts</text:p>
      <text:p text:style-name="Standard"><text:s text:c="12"/>lastLoginAttemptTime</text:p>
      <text:p text:style-name="Standard"><text:s text:c="12"/>accountLockedTime</text:p>
      <text:p text:style-name="Standard"><text:soft-page-break/><text:s text:c="12"/>attributes {</text:p>
      <text:p text:style-name="Standard"><text:tab/><text:tab/>userId</text:p>
      <text:p text:style-name="Standard"><text:s text:c="9"/><text:tab/><text:tab/>lastName</text:p>
      <text:p text:style-name="Standard"><text:s text:c="9"/><text:tab/><text:tab/>firstName</text:p>
      <text:p text:style-name="Standard"><text:s text:c="23"/>authorities {</text:p>
      <text:p text:style-name="Standard"><text:s text:c="27"/>role_1</text:p>
      <text:p text:style-name="Standard"><text:s text:c="27"/>role_2</text:p>
      <text:p text:style-name="Standard"><text:s text:c="23"/>}</text:p>
      <text:p text:style-name="Standard"><text:s text:c="9"/><text:tab/><text:tab/>….</text:p>
      <text:p text:style-name="Standard"><text:tab/>}</text:p>
      <text:p text:style-name="Standard"><text:s text:c="5"/>}</text:p>
      <text:p text:style-name="Standard">}</text:p>
      <text:p text:style-name="Standard"/>
      <text:p text:style-name="Standard"/>
      <text:p text:style-name="Standard">// used to prevent same user from logging on from multiple sessions</text:p>
      <text:p text:style-name="Standard"><text:span text:style-name="T1">UserId</text:span> {</text:p>
      <text:p text:style-name="Standard"><text:s text:c="3"/>userId</text:p>
      <text:p text:style-name="Standard"><text:s text:c="3"/>httpSessionId</text:p>
      <text:p text:style-name="Standard">}</text:p>
      <text:p text:style-name="Standard"/>
      <text:p text:style-name="Standard"/>
      <text:p text:style-name="P1">UserSessionTicket</text:p>
      <text:p text:style-name="Standard"><text:s text:c="5"/>// creates place holder with no loginTicket</text:p>
      <text:p text:style-name="Standard"><text:s text:c="5"/>UserSessionTicket create(sessionId, ipAddress, originalServiceUrl, <text:s/>requestParams)</text:p>
      <text:p text:style-name="Standard"><text:s text:c="10"/></text:p>
      <text:p text:style-name="Standard"><text:s text:c="14"/></text:p>
      <text:p text:style-name="Standard"><text:s text:c="4"/>// replace login ticket based on successful or failed login. Returns new instance, make immutable.</text:p>
      <text:p text:style-name="Standard"><text:s text:c="4"/>// if login is successful, create UserId mapping</text:p>
      <text:p text:style-name="Standard"><text:s text:c="4"/>UserSessionTicket login(LoginTicket loginTicket) </text:p>
      <text:p text:style-name="Standard"><text:s text:c="6"/></text:p>
      <text:p text:style-name="Standard"><text:s text:c="5"/>void remove()</text:p>
      <text:p text:style-name="Standard"/>
      <text:p text:style-name="Standard"><text:s text:c="5"/>// call LoginTicket.isAuthenticated(), sessionId must match</text:p>
      <text:p text:style-name="Standard"><text:s text:c="5"/>AthenticationResult isAthenticated(sessionId, currentTime) </text:p>
      <text:p text:style-name="Standard"/>
      <text:p text:style-name="Standard"><text:s text:c="5"/></text:p>
      <text:p text:style-name="P1">RequestTicket</text:p>
      <text:p text:style-name="Standard"><text:s text:c="5"/>// returns requestTicketId, user first time only.</text:p>
      <text:p text:style-name="Standard"><text:s text:c="4"/>String create(httpSessionId, entryTime, expiredTime)</text:p>
      <text:p text:style-name="Standard"/>
      <text:p text:style-name="Standard"><text:s text:c="4"/>// All requests other than first time, retrieve current request ticket and creates new one.</text:p>
      <text:p text:style-name="Standard"><text:s text:c="4"/>String create(requestTicketId , userSessionTicketId, entryTime, expiredTime)</text:p>
      <text:p text:style-name="Standard"/>
      <text:p text:style-name="Standard"><text:s text:c="4"/>void remove() </text:p>
      <text:p text:style-name="Standard"/>
      <text:p text:style-name="Standard"><text:s text:c="4"/>boolean isValid() </text:p>
      <text:p text:style-name="Standard"/>
      <text:p text:style-name="Standard"/>
      <text:p text:style-name="Standard"/>
      <text:p text:style-name="P1"><text:soft-page-break/>LoginTicket</text:p>
      <text:p text:style-name="Standard"><text:s text:c="4"/>LoginTicket createSuccessfulLogin(entryTime, expirationTime, Map attributes)</text:p>
      <text:p text:style-name="Standard"/>
      <text:p text:style-name="Standard"><text:s text:c="3"/>// if exists, create new instance, make it immutable.</text:p>
      <text:p text:style-name="Standard"><text:s text:c="4"/>LoginTicket failedLogin(entryTime)</text:p>
      <text:p text:style-name="Standard"/>
      <text:p text:style-name="Standard"/>
      <text:p text:style-name="P1">Technologies:</text:p>
      <text:p text:style-name="P5">Go for ticket management and interacting with Redis</text:p>
      <text:p text:style-name="P5">Json Web Tokens ??? Securing passing token payload ??</text:p>
      <text:p text:style-name="P5">Spring MVC for login page with thymeleaf??</text:p>
      <text:p text:style-name="P5"><text:s text:c="5"/>Is there something lighter that can connect to SQL, LDAP, ActiveDirectory??</text:p>
      <text:p text:style-name="P5"><text:s text:c="5"/>Spark?? </text:p>
      <text:p text:style-name="P5">Redis Clustered for storing ticket payload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05T07:22:55.38</meta:creation-date>
    <dc:date>2016-11-15T18:44:20.69</dc:date>
    <meta:editing-duration>PT8H16M20S</meta:editing-duration>
    <meta:editing-cycles>32</meta:editing-cycles>
    <meta:generator>OpenOffice/4.1.2$Win32 OpenOffice.org_project/412m3$Build-9782</meta:generator>
    <meta:document-statistic meta:table-count="0" meta:image-count="0" meta:object-count="0" meta:page-count="5" meta:paragraph-count="163" meta:word-count="922" meta:character-count="6340"/>
  </office:meta>
</office:document-meta>
</file>